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, Consolas, 'Courier New', monospac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SFRM1095" svg:font-family="SFRM1095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00f6c7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01e3cb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1ec57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04ed0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0d113" officeooo:paragraph-rsid="0000d113"/>
    </style:style>
    <style:style style:name="P7" style:family="paragraph" style:parent-style-name="Standard">
      <style:paragraph-properties fo:text-align="start" style:justify-single-word="false"/>
      <style:text-properties officeooo:rsid="0000d113" officeooo:paragraph-rsid="0000d113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00d113" officeooo:paragraph-rsid="0000d113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0d3fd" officeooo:paragraph-rsid="0000d3fd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0f6c7" officeooo:paragraph-rsid="0000f6c7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1e3cb" officeooo:paragraph-rsid="0001e3cb"/>
    </style:style>
    <style:style style:name="P12" style:family="paragraph" style:parent-style-name="Standard">
      <style:paragraph-properties fo:text-align="start" style:justify-single-word="false"/>
      <style:text-properties officeooo:rsid="0001e3cb" officeooo:paragraph-rsid="0004ed0a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01ec57" officeooo:paragraph-rsid="0001ec57"/>
    </style:style>
    <style:style style:name="P14" style:family="paragraph" style:parent-style-name="Standard" style:list-style-name="L3">
      <style:text-properties officeooo:rsid="0002339b" officeooo:paragraph-rsid="0002339b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04147f" officeooo:paragraph-rsid="0004147f"/>
    </style:style>
    <style:style style:name="T1" style:family="text">
      <style:text-properties style:font-name="SFRM1095" fo:font-size="11pt" style:font-size-asian="11pt"/>
    </style:style>
    <style:style style:name="T2" style:family="text">
      <style:text-properties style:font-name="SFRM1095" fo:font-size="11pt" officeooo:rsid="0000f6c7" style:font-size-asian="11pt"/>
    </style:style>
    <style:style style:name="T3" style:family="text">
      <style:text-properties style:font-name="SFRM1095" fo:font-size="11pt" officeooo:rsid="0001e3cb" style:font-size-asian="11pt"/>
    </style:style>
    <style:style style:name="T4" style:family="text">
      <style:text-properties style:font-name="SFRM1095" fo:font-size="11pt" officeooo:rsid="0001ec57" style:font-size-asian="11pt"/>
    </style:style>
    <style:style style:name="T5" style:family="text">
      <style:text-properties style:font-name="SFRM1095" fo:font-size="11pt" officeooo:rsid="0000d113" style:font-size-asian="11pt"/>
    </style:style>
    <style:style style:name="T6" style:family="text">
      <style:text-properties style:font-name="SFRM1095" fo:font-size="11pt" officeooo:rsid="0004147f" style:font-size-asian="11pt"/>
    </style:style>
    <style:style style:name="T7" style:family="text">
      <style:text-properties style:font-name="SFRM1095" fo:font-size="11pt" officeooo:rsid="0004732e" style:font-size-asian="11pt"/>
    </style:style>
    <style:style style:name="T8" style:family="text">
      <style:text-properties style:font-name="SFRM1095" fo:font-size="11pt" officeooo:rsid="0004ed0a" style:font-size-asian="11pt"/>
    </style:style>
    <style:style style:name="T9" style:family="text">
      <style:text-properties style:font-name="SFRM1095" fo:font-size="11pt" officeooo:rsid="00080ec1" style:font-size-asian="11pt"/>
    </style:style>
    <style:style style:name="T10" style:family="text">
      <style:text-properties style:font-name="SFRM1095" fo:font-size="11pt" officeooo:rsid="00085feb" style:font-size-asian="11pt"/>
    </style:style>
    <style:style style:name="T11" style:family="text">
      <style:text-properties style:font-name="CMMI10" fo:font-size="11pt" style:font-size-asian="11pt"/>
    </style:style>
    <style:style style:name="T12" style:family="text">
      <style:text-properties style:font-name="CMR10" fo:font-size="11pt" style:font-size-asian="11pt"/>
    </style:style>
    <style:style style:name="T13" style:family="text">
      <style:text-properties fo:color="#000000" style:font-name="SFRM1095" fo:font-size="11pt" fo:font-weight="normal" officeooo:rsid="0000f6c7" fo:background-color="#f7f7f7" loext:char-shading-value="0" style:font-size-asian="11pt"/>
    </style:style>
    <style:style style:name="T14" style:family="text">
      <style:text-properties officeooo:rsid="00080ec1"/>
    </style:style>
    <style:style style:name="T15" style:family="text">
      <style:text-properties officeooo:rsid="00085f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Load the dataset and display some examples. Use a subset, if you run into memory issues.</text:span></text:p>
      <text:list xml:id="list2266953591" text:style-name="L1">
        <text:list-item>
          <text:p text:style-name="P6"><text:span text:style-name="T1">Done in Notebook</text:span></text:p>
        </text:list-item>
      </text:list>
      <text:p text:style-name="P7"><text:span text:style-name="T1"/></text:p>
      <text:p text:style-name="P1"><text:span text:style-name="T1">2. Implement an encoder and decoder and combine them to form a VAE (see also Exercise</text:span></text:p>
      <text:p text:style-name="P1"><text:span text:style-name="T1">Week 6).</text:span></text:p>
      <text:p text:style-name="P1"><text:span text:style-name="T1">• As the images are a different size, you cannot copy the architecture directly. Also</text:span></text:p>
      <text:p text:style-name="P1"><text:span text:style-name="T1">note that CIFAR10 has three color channels, while MNIST only has one!</text:span></text:p>
      <text:p text:style-name="P1"><text:span text:style-name="T1">• You may use any number (</text:span><text:span text:style-name="T11">&gt; </text:span><text:span text:style-name="T12">1</text:span><text:span text:style-name="T1">) of latent dimensions.</text:span></text:p>
      <text:p text:style-name="P1"><text:span text:style-name="T1">• Briefly explain your design choices, including the chosen number of latent dimensions.</text:span></text:p>
      <text:p text:style-name="P1"><text:span text:style-name="T1"/></text:p>
      <text:p text:style-name="P7"><text:span text:style-name="T1">Design Choices</text:span></text:p>
      <text:list xml:id="list3890579803" text:style-name="L2">
        <text:list-item>
          <text:p text:style-name="P8"><text:span text:style-name="T1">Normalization</text:span></text:p>
          <text:list>
            <text:list-item>
              <text:p text:style-name="P8"><text:span text:style-name="T1">CIFAR-10 images have 3 channels and a size of 32x32 pixels each. To lower the computational cost for the network, we decided to normalize the pixel values to range [0, 1] using transforms.Normalize.</text:span></text:p>
            </text:list-item>
          </text:list>
        </text:list-item>
        <text:list-item>
          <text:p text:style-name="P8"><text:span text:style-name="T1">Encoder Design</text:span></text:p>
          <text:list>
            <text:list-item>
              <text:p text:style-name="P8"><text:span text:style-name="T1">The input shape fits the CIFAR-10 image dimensions: 32x32x3.</text:span></text:p>
            </text:list-item>
            <text:list-item>
              <text:p text:style-name="P4"><text:span text:style-name="T5">The layers are strided convolutional layers to reduce the spatial dimensions. </text:span></text:p>
              <text:list>
                <text:list-item>
                  <text:p text:style-name="P4"><text:span text:style-name="T4">We used a filter size of 4 to capture context and reduce the spatial dimensions while still preserving the image details. </text:span></text:p>
                </text:list-item>
                <text:list-item>
                  <text:p text:style-name="P4"><text:span text:style-name="T4">The stride of 2 is used so that we do not need extra pooling layers, because we want to keep the spatial structure of the images.</text:span></text:p>
                </text:list-item>
                <text:list-item>
                  <text:p text:style-name="P13"><text:span text:style-name="T1">We also decided to use a padding of 1 to not lose information from the edges.</text:span></text:p>
                </text:list-item>
                <text:list-item>
                  <text:p text:style-name="P13"><text:span text:style-name="T1">We started with 32 output feature maps and increased them to 128 to give the model the ability to learn more complex features.</text:span></text:p>
                </text:list-item>
              </text:list>
            </text:list-item>
          </text:list>
        </text:list-item>
        <text:list-item>
          <text:p text:style-name="P9"><text:span text:style-name="T1">Latent Space</text:span></text:p>
          <text:list>
            <text:list-item>
              <text:p text:style-name="P9"><text:span text:style-name="T1">A latent dimension of 128 is good for balancing compression and reconstruction quality. </text:span><text:span text:style-name="T2">(for example mentioned in Daly, Gregory &amp; Fieldsend, Jonathan &amp; Tabor, Gavin. (2022). Variational Autoencoders Without the Variation. 10.48550/arXiv.2203.00645.)</text:span></text:p>
            </text:list-item>
            <text:list-item>
              <text:p text:style-name="P10"><text:span text:style-name="T1">We use the reparameterization trick </text:span><text:span text:style-name="T7">as introduced in the lecture</text:span><text:span text:style-name="T1">.</text:span></text:p>
            </text:list-item>
          </text:list>
        </text:list-item>
        <text:list-item>
          <text:p text:style-name="P10"><text:span text:style-name="T1">Decoder</text:span></text:p>
          <text:list>
            <text:list-item>
              <text:p text:style-name="P2"><text:span text:style-name="T2">The input consists of the latent vector z, so it needs to be reshaped to image dimensions.</text:span></text:p>
            </text:list-item>
            <text:list-item>
              <text:p text:style-name="P2"><text:span text:style-name="T2">In the following layers we use nn.</text:span><text:span text:style-name="T13">ConvTranspose2d to increase the spatial resolution back to the original dimensions of the CIFAR-10 images.</text:span></text:p>
            </text:list-item>
            <text:list-item>
              <text:p text:style-name="P2"><text:span text:style-name="T2">We normalize the output </text:span><text:span text:style-name="T10">to [-1,1] </text:span><text:span text:style-name="T2">using </text:span><text:span text:style-name="T9">tanh</text:span><text:span text:style-name="T2"> </text:span><text:span text:style-name="T10">as </text:span><text:span text:style-name="T2">activation </text:span><text:span text:style-name="T10">function</text:span><text:span text:style-name="T2">.</text:span></text:p>
            </text:list-item>
          </text:list>
        </text:list-item>
        <text:list-item>
          <text:p text:style-name="P10"><text:span text:style-name="T1">Loss Function</text:span></text:p>
          <text:list>
            <text:list-item>
              <text:p text:style-name="P11"><text:span text:style-name="T1">For the loss function we use a combination of Reconstruction Loss (Mean Squared Errors) and KL Divergence Loss.</text:span></text:p>
            </text:list-item>
          </text:list>
        </text:list-item>
        <text:list-item>
          <text:p text:style-name="P11"><text:span text:style-name="T1">Optimization</text:span></text:p>
          <text:list>
            <text:list-item>
              <text:p text:style-name="P3"><text:span text:style-name="T3">The used optimizer is Adam with a learning rate of 0.001. </text:span><text:span text:style-name="T6">Adam is a common choice in deep learning and the learning rate is recommended as default. Since the training went well, we did not have to change it.</text:span></text:p>
            </text:list-item>
          </text:list>
        </text:list-item>
        <text:list-item>
          <text:p text:style-name="P11"><text:span text:style-name="T1">Batch Size</text:span></text:p>
          <text:list>
            <text:list-item>
              <text:p text:style-name="P3"><text:span text:style-name="T3">We used a batch size of 64 which is a good balance between efficiency and memory consumption.</text:span></text:p>
            </text:list-item>
          </text:list>
        </text:list-item>
      </text:list>
      <text:p text:style-name="P1"><text:span text:style-name="T1"/></text:p>
      <text:p text:style-name="P1"><text:span text:style-name="T1">3. Explain the loss function you use.</text:span></text:p>
      <text:list xml:id="list1340943518" text:style-name="L4">
        <text:list-item>
          <text:p text:style-name="P15"><text:span text:style-name="T1">TBD</text:span></text:p>
          <text:list>
            <text:list-item>
              <text:p text:style-name="P5"><text:span text:style-name="T3"><text:s/></text:span><text:span text:style-name="T10">erklären warum man reconstruction loss und kl divergence loss verwendet</text:span></text:p>
            </text:list-item>
          </text:list>
        </text:list-item>
      </text:list>
      <text:p text:style-name="P12"><text:span text:style-name="T8"/></text:p>
      <text:p text:style-name="Standard"><text:span text:style-name="T1">4. Train the VAE for a few epochs and compare some input and reconstruction images after</text:span></text:p>
      <text:p text:style-name="Standard"><text:span text:style-name="T1">each epoch.</text:span></text:p>
      <text:list xml:id="list3433063588" text:style-name="L3">
        <text:list-item>
          <text:p text:style-name="P14"><text:span text:style-name="T1">Done in Notebook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, Consolas, 'Courier New', monospac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SFRM1095" svg:font-family="SFRM1095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5-01-07T20:08:52.791000000</dc:date>
    <meta:editing-duration>PT20M48S</meta:editing-duration>
    <meta:editing-cycles>3</meta:editing-cycles>
    <meta:document-statistic meta:table-count="0" meta:image-count="0" meta:object-count="0" meta:page-count="1" meta:paragraph-count="37" meta:word-count="471" meta:character-count="2656" meta:non-whitespace-character-count="2245"/>
  </office:meta>
</office:document-meta>
</file>